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fo:border="0.06pt solid #000000"/>
    </style:style>
    <style:style style:name="ce2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a6a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order-bottom="0.06pt solid #000000" fo:background-color="#ffa6a6" style:text-align-source="value-type" style:repeat-content="false" fo:border-left="none" fo:border-right="none" fo:border-top="0.06pt solid #000000"/>
      <style:paragraph-properties fo:margin-left="0in"/>
    </style:style>
    <style:style style:name="ce13" style:family="table-cell" style:parent-style-name="Default">
      <style:table-cell-properties fo:background-color="#f7d1d5"/>
    </style:style>
    <style:style style:name="ce14" style:family="table-cell" style:parent-style-name="Default">
      <style:table-cell-properties fo:background-color="#ffa6a6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7d1d5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5598e2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598e2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5598e2"/>
    </style:style>
    <style:style style:name="ce21" style:family="table-cell" style:parent-style-name="Default">
      <style:table-cell-properties fo:border-bottom="0.06pt solid #000000" fo:background-color="#ffa6a6" style:text-align-source="value-type" style:repeat-content="false" fo:border-left="none" fo:border-right="0.06pt solid #000000" fo:border-top="0.06pt solid #000000"/>
      <style:paragraph-properties fo:margin-left="0in"/>
    </style:style>
    <style:style style:name="gr1" style:family="graphic">
      <style:graphic-properties draw:stroke="none" svg:stroke-color="#000000" draw:fill="solid" draw:fill-color="#ffffff" fo:min-height="3.5406in" draw:shadow-offset-x="0.1201in" draw:shadow-offset-y="0.1201in"/>
      <style:paragraph-properties style:writing-mode="lr-tb"/>
    </style:style>
    <style:style style:name="P1" style:family="paragraph">
      <style:paragraph-properties style:text-autospace="none"/>
      <style:text-properties style:font-family-generic="roman" fo:font-size="12pt" fo:font-weight="bold" style:font-weight-asian="bold" style:font-weight-complex="bold"/>
    </style:style>
    <style:style style:name="P2" style:family="paragraph">
      <style:text-properties style:font-family-generic="roman" fo:font-size="12pt"/>
    </style:style>
    <style:style style:name="P3" style:family="paragraph">
      <loext:graphic-properties draw:fill="solid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family-generic="roman" fo:font-size="12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3" svg:width="3.3256in" svg:height="4.6854in" svg:x="15.4441in" svg:y="1.5055in">
            <draw:text-box>
              <text:p>These results are coming from <text:span text:style-name="T1">gold2</text:span> experiements. I took the kernels that I found experiments for both CPUs, and GPUs. What’s more I kept the runs that have the same input bytes.</text:p>
              <text:p/>
              <text:p><text:s/></text:p>
              <text:p>It seems that between CPU and GPU runs, the second ones, have bigger<text:span text:style-name="T1"> transfer time</text:span> mean.</text:p>
              <text:p/>
              <text:p>The <text:span text:style-name="T1">device time </text:span><text:span text:style-name="T1">mean </text:span><text:span text:style-name="T2">is </text:span><text:span text:style-name="T2">smaller </text:span><text:span text:style-name="T2">for GPU runs, than CPU runs.</text:span></text:p>
              <text:p/>
              <text:p/>
              <text:p>For kernels:</text:p>
              <text:p><text:s/><text:span text:style-name="T1">1.</text:span> <text:span text:style-name="T3">npb-3.3-BT-</text:span><text:span text:style-name="T3">compute_rhs1</text:span></text:p>
              <text:p><text:span text:style-name="T3"/></text:p>
              <text:p text:style-name="P1">2. amd-app-sdk-3.0-SobelFilter-sobel_filter</text:p>
              <text:p text:style-name="P1"/>
              <text:p text:style-name="P1"><text:span text:style-name="T2">Sotiris doesn’t provide us </text:span><text:span text:style-name="T2">with experiments.</text:span></text:p>
              <text:p text:style-name="P2"/>
              <text:p/>
              <text:p/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GSiz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putBytes</text:p>
          </table:table-cell>
          <table:table-cell table:style-name="ce1" office:value-type="string" calcext:value-type="string">
            <text:p>OutputBytes</text:p>
          </table:table-cell>
          <table:table-cell table:style-name="ce1" office:value-type="string" calcext:value-type="string">
            <text:p>HostcodeTimeMean</text:p>
          </table:table-cell>
          <table:table-cell table:style-name="ce16" office:value-type="string" calcext:value-type="string">
            <text:p>DeviceTimeMean</text:p>
          </table:table-cell>
          <table:table-cell table:style-name="ce16" office:value-type="string" calcext:value-type="string">
            <text:p>TransferTimeMean</text:p>
          </table:table-cell>
          <table:table-cell table:style-name="ce1" office:value-type="string" calcext:value-type="string">
            <text:p>End_to_End_Time</text:p>
          </table:table-cell>
          <table:table-cell table:style-name="ce16" office:value-type="string" calcext:value-type="string">
            <text:p>device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ludify me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style-name="ce13" office:value-type="float" office:value="48004" calcext:value-type="float">
            <text:p>48004</text:p>
          </table:table-cell>
          <table:table-cell table:style-name="ce13" office:value-type="float" office:value="48000" calcext:value-type="float">
            <text:p>48000</text:p>
          </table:table-cell>
          <table:table-cell table:style-name="ce13" office:value-type="float" office:value="0.35110592842102" calcext:value-type="float">
            <text:p>0.35110592842102</text:p>
          </table:table-cell>
          <table:table-cell table:style-name="ce2" office:value-type="float" office:value="0.224228045" calcext:value-type="float">
            <text:p>0.224228045</text:p>
          </table:table-cell>
          <table:table-cell table:style-name="ce2" office:value-type="float" office:value="0.12687788342102" calcext:value-type="float">
            <text:p>0.12687788342102</text:p>
          </table:table-cell>
          <table:table-cell/>
          <table:table-cell office:value-type="float" office:value="0.35110592842102" calcext:value-type="float">
            <text:p>0.3511059284210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BinomialOption-binomial_options.l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16004" calcext:value-type="float">
            <text:p>16004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0.329239368438721" calcext:value-type="float">
            <text:p>0.329239368438721</text:p>
          </table:table-cell>
          <table:table-cell table:style-name="ce2" office:value-type="float" office:value="0.04319808" calcext:value-type="float">
            <text:p>0.04319808</text:p>
          </table:table-cell>
          <table:table-cell table:style-name="ce2" office:value-type="float" office:value="0.286041288438721" calcext:value-type="float">
            <text:p>0.286041288438721</text:p>
          </table:table-cell>
          <table:table-cell table:style-name="ce2" office:value-type="float" office:value="0.503728359802246" calcext:value-type="float">
            <text:p>0.503728359802246</text:p>
          </table:table-cell>
          <table:table-cell table:style-name="ce2" table:formula="of:=[.G3]+[.H3]" office:value-type="float" office:value="0.329239368438721" calcext:value-type="float">
            <text:p>0.3292393684387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d-app-sdk-3.0-BinomialOption-binomial_options.l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16004" calcext:value-type="float">
            <text:p>16004</text:p>
          </table:table-cell>
          <table:table-cell table:style-name="ce3" office:value-type="float" office:value="16000" calcext:value-type="float">
            <text:p>16000</text:p>
          </table:table-cell>
          <table:table-cell table:style-name="ce3" office:value-type="float" office:value="0.366322994232178" calcext:value-type="float">
            <text:p>0.366322994232178</text:p>
          </table:table-cell>
          <table:table-cell table:style-name="ce3" office:value-type="float" office:value="0.24716244" calcext:value-type="float">
            <text:p>0.24716244</text:p>
          </table:table-cell>
          <table:table-cell table:style-name="ce3" office:value-type="float" office:value="0.119160554232178" calcext:value-type="float">
            <text:p>0.119160554232178</text:p>
          </table:table-cell>
          <table:table-cell table:style-name="ce3" office:value-type="float" office:value="0.602574093017578" calcext:value-type="float">
            <text:p>0.602574093017578</text:p>
          </table:table-cell>
          <table:table-cell table:style-name="ce3" table:formula="of:=[.G4]+[.H4]" office:value-type="float" office:value="0.366322994232178" calcext:value-type="float">
            <text:p>0.36632299423217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ocludify me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PU</text:p>
          </table:table-cell>
          <table:table-cell table:style-name="ce14" office:value-type="float" office:value="48004" calcext:value-type="float">
            <text:p>48004</text:p>
          </table:table-cell>
          <table:table-cell table:style-name="ce14" office:value-type="float" office:value="48000" calcext:value-type="float">
            <text:p>48000</text:p>
          </table:table-cell>
          <table:table-cell table:style-name="ce14" office:value-type="float" office:value="0.29704213142395" calcext:value-type="float">
            <text:p>0.29704213142395</text:p>
          </table:table-cell>
          <table:table-cell table:style-name="ce3" office:value-type="float" office:value="0.04612128" calcext:value-type="float">
            <text:p>0.04612128</text:p>
          </table:table-cell>
          <table:table-cell table:style-name="ce3" office:value-type="float" office:value="0.25092085142395" calcext:value-type="float">
            <text:p>0.25092085142395</text:p>
          </table:table-cell>
          <table:table-cell table:style-name="ce6"/>
          <table:table-cell table:style-name="ce19" office:value-type="float" office:value="0.29704213142395" calcext:value-type="float">
            <text:p>0.29704213142395</text:p>
          </table:table-cell>
          <table:table-cell table:number-columns-repeated="9"/>
        </table:table-row>
        <table:table-row table:style-name="ro1">
          <table:table-cell table:style-name="ce5" table:number-columns-repeated="10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GSiz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putBytes</text:p>
          </table:table-cell>
          <table:table-cell table:style-name="ce1" office:value-type="string" calcext:value-type="string">
            <text:p>OutputBytes</text:p>
          </table:table-cell>
          <table:table-cell table:style-name="ce1" office:value-type="string" calcext:value-type="string">
            <text:p>HostcodeTimeMean</text:p>
          </table:table-cell>
          <table:table-cell table:style-name="ce16" office:value-type="string" calcext:value-type="string">
            <text:p>DeviceTimeMean</text:p>
          </table:table-cell>
          <table:table-cell table:style-name="ce16" office:value-type="string" calcext:value-type="string">
            <text:p>TransferTimeMean</text:p>
          </table:table-cell>
          <table:table-cell table:style-name="ce1" office:value-type="string" calcext:value-type="string">
            <text:p>End_to_End_Time</text:p>
          </table:table-cell>
          <table:table-cell table:style-name="ce16" office:value-type="string" calcext:value-type="string">
            <text:p>devicetransfer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0.12330174446106" calcext:value-type="float">
            <text:p>0.12330174446106</text:p>
          </table:table-cell>
          <table:table-cell table:style-name="ce13" office:value-type="float" office:value="0.05734455" calcext:value-type="float">
            <text:p>0.05734455</text:p>
          </table:table-cell>
          <table:table-cell table:style-name="ce2" office:value-type="float" office:value="0.0659571944610595" calcext:value-type="float">
            <text:p>0.06595719446106</text:p>
          </table:table-cell>
          <table:table-cell/>
          <table:table-cell office:value-type="float" office:value="0.12330174446106" calcext:value-type="float">
            <text:p>0.1233017444610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ScanLargeArrays-blockAddition.l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15" office:value-type="float" office:value="0.397164821624756" calcext:value-type="float">
            <text:p>0.397164821624756</text:p>
          </table:table-cell>
          <table:table-cell table:style-name="ce2" office:value-type="float" office:value="0.06273482" calcext:value-type="float">
            <text:p>0.06273482</text:p>
          </table:table-cell>
          <table:table-cell table:style-name="ce2" office:value-type="float" office:value="0.334430001624756" calcext:value-type="float">
            <text:p>0.334430001624756</text:p>
          </table:table-cell>
          <table:table-cell table:style-name="ce2" office:value-type="float" office:value="0.268665470336914" calcext:value-type="float">
            <text:p>0.268665470336914</text:p>
          </table:table-cell>
          <table:table-cell table:style-name="ce2" table:formula="of:=[.G11]+[.H11]" office:value-type="float" office:value="0.397164821624756" calcext:value-type="float">
            <text:p>0.39716482162475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d-app-sdk-3.0-ScanLargeArrays-blockAddition.l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14" office:value-type="float" office:value="0.191023349761963" calcext:value-type="float">
            <text:p>0.191023349761963</text:p>
          </table:table-cell>
          <table:table-cell table:style-name="ce3" office:value-type="float" office:value="0.00920448" calcext:value-type="float">
            <text:p>0.00920448</text:p>
          </table:table-cell>
          <table:table-cell table:style-name="ce3" office:value-type="float" office:value="0.181818869761963" calcext:value-type="float">
            <text:p>0.181818869761963</text:p>
          </table:table-cell>
          <table:table-cell table:style-name="ce3" office:value-type="float" office:value="0.373087448425293" calcext:value-type="float">
            <text:p>0.373087448425293</text:p>
          </table:table-cell>
          <table:table-cell table:style-name="ce3" table:formula="of:=[.G12]+[.H12]" office:value-type="float" office:value="0.191023349761963" calcext:value-type="float">
            <text:p>0.191023349761963</text:p>
          </table:table-cell>
          <table:table-cell table:number-columns-repeated="9"/>
        </table:table-row>
        <table:table-row table:style-name="ro1">
          <table:table-cell table:style-name="ce6"/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PU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office:value-type="float" office:value="0.209325551986694" calcext:value-type="float">
            <text:p>0.209325551986694</text:p>
          </table:table-cell>
          <table:table-cell table:style-name="ce14" office:value-type="float" office:value="0.0106159999999999" calcext:value-type="float">
            <text:p>0.010616</text:p>
          </table:table-cell>
          <table:table-cell table:style-name="ce14" office:value-type="float" office:value="0.198709551986694" calcext:value-type="float">
            <text:p>0.198709551986694</text:p>
          </table:table-cell>
          <table:table-cell table:style-name="ce6"/>
          <table:table-cell office:value-type="float" office:value="0.209325551986694" calcext:value-type="float">
            <text:p>0.209325551986694</text:p>
          </table:table-cell>
          <table:table-cell table:number-columns-repeated="9"/>
        </table:table-row>
        <table:table-row table:style-name="ro1">
          <table:table-cell table:style-name="ce6" table:number-columns-repeated="3"/>
          <table:table-cell table:style-name="ce4" table:number-columns-repeated="2"/>
          <table:table-cell table:style-name="ce6" table:number-columns-repeated="5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CPU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3" office:value-type="float" office:value="0.128190517425537" calcext:value-type="float">
            <text:p>0.128190517425537</text:p>
          </table:table-cell>
          <table:table-cell table:style-name="ce13" office:value-type="float" office:value="0.0603675599999999" calcext:value-type="float">
            <text:p>0.06036756</text:p>
          </table:table-cell>
          <table:table-cell table:style-name="ce13" office:value-type="float" office:value="0.0678229574255371" calcext:value-type="float">
            <text:p>0.067822957425537</text:p>
          </table:table-cell>
          <table:table-cell/>
          <table:table-cell table:style-name="ce20" office:value-type="float" office:value="0.128190517425537" calcext:value-type="float">
            <text:p>0.12819051742553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ScanLargeArrays-blockAddition.ll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0.160431861877441" calcext:value-type="float">
            <text:p>0.160431861877441</text:p>
          </table:table-cell>
          <table:table-cell table:style-name="ce2" office:value-type="float" office:value="0.05509725" calcext:value-type="float">
            <text:p>0.05509725</text:p>
          </table:table-cell>
          <table:table-cell table:style-name="ce2" office:value-type="float" office:value="0.105334611877441" calcext:value-type="float">
            <text:p>0.105334611877441</text:p>
          </table:table-cell>
          <table:table-cell table:style-name="ce2" office:value-type="float" office:value="0.214269708068848" calcext:value-type="float">
            <text:p>0.214269708068848</text:p>
          </table:table-cell>
          <table:table-cell table:style-name="ce2" table:formula="of:=[.G17]+[.H17]" office:value-type="float" office:value="0.160431861877441" calcext:value-type="float">
            <text:p>0.16043186187744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d-app-sdk-3.0-ScanLargeArrays-blockAddition.ll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0.203909873962402" calcext:value-type="float">
            <text:p>0.203909873962402</text:p>
          </table:table-cell>
          <table:table-cell table:style-name="ce3" office:value-type="float" office:value="0.0103776" calcext:value-type="float">
            <text:p>0.0103776</text:p>
          </table:table-cell>
          <table:table-cell table:style-name="ce11" office:value-type="float" office:value="0.193532273962402" calcext:value-type="float">
            <text:p>0.193532273962402</text:p>
          </table:table-cell>
          <table:table-cell table:style-name="ce11" office:value-type="float" office:value="0.393424236938476" calcext:value-type="float">
            <text:p>0.393424236938476</text:p>
          </table:table-cell>
          <table:table-cell table:style-name="ce11" table:formula="of:=[.G18]+[.H18]" office:value-type="float" office:value="0.203909873962402" calcext:value-type="float">
            <text:p>0.20390987396240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GPU</text:p>
          </table:table-cell>
          <table:table-cell table:style-name="ce11" office:value-type="float" office:value="24000" calcext:value-type="float">
            <text:p>24000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float" office:value="0.274109840393066" calcext:value-type="float">
            <text:p>0.274109840393066</text:p>
          </table:table-cell>
          <table:table-cell table:style-name="ce14" office:value-type="float" office:value="0.00964816" calcext:value-type="float">
            <text:p>0.00964816</text:p>
          </table:table-cell>
          <table:table-cell table:style-name="ce11" office:value-type="float" office:value="0.264461680393066" calcext:value-type="float">
            <text:p>0.264461680393066</text:p>
          </table:table-cell>
          <table:table-cell/>
          <table:table-cell table:style-name="ce20" office:value-type="float" office:value="0.274109840393066" calcext:value-type="float">
            <text:p>0.274109840393066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CPU</text:p>
          </table:table-cell>
          <table:table-cell table:style-name="ce13" office:value-type="float" office:value="40000" calcext:value-type="float">
            <text:p>40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float" office:value="0.136511325836182" calcext:value-type="float">
            <text:p>0.136511325836182</text:p>
          </table:table-cell>
          <table:table-cell table:style-name="ce13" office:value-type="float" office:value="0.0678508" calcext:value-type="float">
            <text:p>0.0678508</text:p>
          </table:table-cell>
          <table:table-cell table:style-name="ce13" office:value-type="float" office:value="0.0686605258361816" calcext:value-type="float">
            <text:p>0.068660525836182</text:p>
          </table:table-cell>
          <table:table-cell/>
          <table:table-cell office:value-type="float" office:value="0.136511325836181" calcext:value-type="float">
            <text:p>0.13651132583618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ScanLargeArrays-blockAddition.ll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3078293800354" calcext:value-type="float">
            <text:p>0.3078293800354</text:p>
          </table:table-cell>
          <table:table-cell table:style-name="ce2" office:value-type="float" office:value="0.07366417" calcext:value-type="float">
            <text:p>0.07366417</text:p>
          </table:table-cell>
          <table:table-cell table:style-name="ce2" office:value-type="float" office:value="0.2341652100354" calcext:value-type="float">
            <text:p>0.2341652100354</text:p>
          </table:table-cell>
          <table:table-cell table:style-name="ce2" office:value-type="float" office:value="0.26842471295166" calcext:value-type="float">
            <text:p>0.26842471295166</text:p>
          </table:table-cell>
          <table:table-cell table:style-name="ce2" table:formula="of:=[.G23]+[.H23]" office:value-type="float" office:value="0.3078293800354" calcext:value-type="float">
            <text:p>0.307829380035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d-app-sdk-3.0-ScanLargeArrays-blockAddition.ll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0.210945606231689" calcext:value-type="float">
            <text:p>0.210945606231689</text:p>
          </table:table-cell>
          <table:table-cell table:style-name="ce3" office:value-type="float" office:value="0.0098896" calcext:value-type="float">
            <text:p>0.0098896</text:p>
          </table:table-cell>
          <table:table-cell table:style-name="ce3" office:value-type="float" office:value="0.201056006231689" calcext:value-type="float">
            <text:p>0.201056006231689</text:p>
          </table:table-cell>
          <table:table-cell table:style-name="ce3" office:value-type="float" office:value="0.406348421630859" calcext:value-type="float">
            <text:p>0.406348421630859</text:p>
          </table:table-cell>
          <table:table-cell table:style-name="ce3" table:formula="of:=[.G24]+[.H24]" office:value-type="float" office:value="0.210945606231689" calcext:value-type="float">
            <text:p>0.21094560623168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GPU</text:p>
          </table:table-cell>
          <table:table-cell table:style-name="ce11" office:value-type="float" office:value="40000" calcext:value-type="float">
            <text:p>40000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float" office:value="0.295847654342651" calcext:value-type="float">
            <text:p>0.295847654342651</text:p>
          </table:table-cell>
          <table:table-cell table:style-name="ce11" office:value-type="float" office:value="0.0089687999999999" calcext:value-type="float">
            <text:p>0.0089688</text:p>
          </table:table-cell>
          <table:table-cell table:style-name="ce11" office:value-type="float" office:value="0.286878854342651" calcext:value-type="float">
            <text:p>0.286878854342651</text:p>
          </table:table-cell>
          <table:table-cell/>
          <table:table-cell office:value-type="float" office:value="0.295847654342651" calcext:value-type="float">
            <text:p>0.295847654342651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CPU</text:p>
          </table:table-cell>
          <table:table-cell table:style-name="ce13" office:value-type="float" office:value="56000" calcext:value-type="float">
            <text:p>56000</text:p>
          </table:table-cell>
          <table:table-cell table:style-name="ce13" office:value-type="float" office:value="28000" calcext:value-type="float">
            <text:p>28000</text:p>
          </table:table-cell>
          <table:table-cell table:style-name="ce13" office:value-type="float" office:value="0.16105055809021" calcext:value-type="float">
            <text:p>0.16105055809021</text:p>
          </table:table-cell>
          <table:table-cell table:style-name="ce13" office:value-type="float" office:value="0.086635855" calcext:value-type="float">
            <text:p>0.086635855</text:p>
          </table:table-cell>
          <table:table-cell table:style-name="ce13" office:value-type="float" office:value="0.0744147030902099" calcext:value-type="float">
            <text:p>0.07441470309021</text:p>
          </table:table-cell>
          <table:table-cell/>
          <table:table-cell office:value-type="float" office:value="0.16105055809021" calcext:value-type="float">
            <text:p>0.1610505580902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ScanLargeArrays-blockAddition.ll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56000" calcext:value-type="float">
            <text:p>56000</text:p>
          </table:table-cell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0.174548625946045" calcext:value-type="float">
            <text:p>0.174548625946045</text:p>
          </table:table-cell>
          <table:table-cell table:style-name="ce2" office:value-type="float" office:value="0.08167749" calcext:value-type="float">
            <text:p>0.08167749</text:p>
          </table:table-cell>
          <table:table-cell table:style-name="ce2" office:value-type="float" office:value="0.092871135946045" calcext:value-type="float">
            <text:p>0.092871135946045</text:p>
          </table:table-cell>
          <table:table-cell table:style-name="ce2" office:value-type="float" office:value="0.313216141357422" calcext:value-type="float">
            <text:p>0.313216141357422</text:p>
          </table:table-cell>
          <table:table-cell table:style-name="ce2" table:formula="of:=[.G29]+[.H29]" office:value-type="float" office:value="0.174548625946045" calcext:value-type="float">
            <text:p>0.17454862594604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d-app-sdk-3.0-ScanLargeArrays-blockAddition.ll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56000" calcext:value-type="float">
            <text:p>56000</text:p>
          </table:table-cell>
          <table:table-cell table:style-name="ce3" office:value-type="float" office:value="28000" calcext:value-type="float">
            <text:p>28000</text:p>
          </table:table-cell>
          <table:table-cell table:style-name="ce3" office:value-type="float" office:value="0.216784477233887" calcext:value-type="float">
            <text:p>0.216784477233887</text:p>
          </table:table-cell>
          <table:table-cell table:style-name="ce3" office:value-type="float" office:value="0.0100496" calcext:value-type="float">
            <text:p>0.0100496</text:p>
          </table:table-cell>
          <table:table-cell table:style-name="ce3" office:value-type="float" office:value="0.206734877233887" calcext:value-type="float">
            <text:p>0.206734877233887</text:p>
          </table:table-cell>
          <table:table-cell table:style-name="ce3" office:value-type="float" office:value="0.416709257690429" calcext:value-type="float">
            <text:p>0.416709257690429</text:p>
          </table:table-cell>
          <table:table-cell table:style-name="ce3" table:formula="of:=[.G30]+[.H30]" office:value-type="float" office:value="0.216784477233887" calcext:value-type="float">
            <text:p>0.21678447723388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7000" calcext:value-type="float">
            <text:p>7000</text:p>
          </table:table-cell>
          <table:table-cell table:style-name="ce3" office:value-type="string" calcext:value-type="string">
            <text:p>GPU</text:p>
          </table:table-cell>
          <table:table-cell table:style-name="ce11" office:value-type="float" office:value="56000" calcext:value-type="float">
            <text:p>56000</text:p>
          </table:table-cell>
          <table:table-cell table:style-name="ce11" office:value-type="float" office:value="28000" calcext:value-type="float">
            <text:p>28000</text:p>
          </table:table-cell>
          <table:table-cell table:style-name="ce11" office:value-type="float" office:value="0.259302854537964" calcext:value-type="float">
            <text:p>0.259302854537964</text:p>
          </table:table-cell>
          <table:table-cell table:style-name="ce11" office:value-type="float" office:value="0.00881296" calcext:value-type="float">
            <text:p>0.00881296</text:p>
          </table:table-cell>
          <table:table-cell table:style-name="ce11" office:value-type="float" office:value="0.250489894537964" calcext:value-type="float">
            <text:p>0.250489894537964</text:p>
          </table:table-cell>
          <table:table-cell/>
          <table:table-cell office:value-type="float" office:value="0.259302854537964" calcext:value-type="float">
            <text:p>0.259302854537964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float" office:value="9000" calcext:value-type="float">
            <text:p>9000</text:p>
          </table:table-cell>
          <table:table-cell table:style-name="ce2" office:value-type="string" calcext:value-type="string">
            <text:p>CPU</text:p>
          </table:table-cell>
          <table:table-cell table:style-name="ce13" office:value-type="float" office:value="72000" calcext:value-type="float">
            <text:p>7200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0.186976194381714" calcext:value-type="float">
            <text:p>0.186976194381714</text:p>
          </table:table-cell>
          <table:table-cell table:style-name="ce2" office:value-type="float" office:value="0.096337075" calcext:value-type="float">
            <text:p>0.096337075</text:p>
          </table:table-cell>
          <table:table-cell table:style-name="ce13" office:value-type="float" office:value="0.0906391193817138" calcext:value-type="float">
            <text:p>0.090639119381714</text:p>
          </table:table-cell>
          <table:table-cell/>
          <table:table-cell office:value-type="float" office:value="0.186976194381714" calcext:value-type="float">
            <text:p>0.18697619438171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ScanLargeArrays-blockAddition.ll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72000" calcext:value-type="float">
            <text:p>72000</text:p>
          </table:table-cell>
          <table:table-cell table:style-name="ce2" office:value-type="float" office:value="36000" calcext:value-type="float">
            <text:p>36000</text:p>
          </table:table-cell>
          <table:table-cell table:style-name="ce2" office:value-type="float" office:value="0.157568454742432" calcext:value-type="float">
            <text:p>0.157568454742432</text:p>
          </table:table-cell>
          <table:table-cell table:style-name="ce2" office:value-type="float" office:value="0.0930648" calcext:value-type="float">
            <text:p>0.0930648</text:p>
          </table:table-cell>
          <table:table-cell table:style-name="ce2" office:value-type="float" office:value="0.064503654742432" calcext:value-type="float">
            <text:p>0.064503654742432</text:p>
          </table:table-cell>
          <table:table-cell table:style-name="ce2" office:value-type="float" office:value="0.308940862670898" calcext:value-type="float">
            <text:p>0.308940862670898</text:p>
          </table:table-cell>
          <table:table-cell table:style-name="ce2" table:formula="of:=[.G35]+[.H35]" office:value-type="float" office:value="0.157568454742432" calcext:value-type="float">
            <text:p>0.15756845474243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d-app-sdk-3.0-ScanLargeArrays-blockAddition.ll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72000" calcext:value-type="float">
            <text:p>72000</text:p>
          </table:table-cell>
          <table:table-cell table:style-name="ce3" office:value-type="float" office:value="36000" calcext:value-type="float">
            <text:p>36000</text:p>
          </table:table-cell>
          <table:table-cell table:style-name="ce3" office:value-type="float" office:value="0.213611125946045" calcext:value-type="float">
            <text:p>0.213611125946045</text:p>
          </table:table-cell>
          <table:table-cell table:style-name="ce3" office:value-type="float" office:value="0.01017248" calcext:value-type="float">
            <text:p>0.01017248</text:p>
          </table:table-cell>
          <table:table-cell table:style-name="ce3" office:value-type="float" office:value="0.203438645946045" calcext:value-type="float">
            <text:p>0.203438645946045</text:p>
          </table:table-cell>
          <table:table-cell table:style-name="ce3" office:value-type="float" office:value="0.416892466979981" calcext:value-type="float">
            <text:p>0.416892466979981</text:p>
          </table:table-cell>
          <table:table-cell table:style-name="ce3" table:formula="of:=[.G36]+[.H36]" office:value-type="float" office:value="0.213611125946045" calcext:value-type="float">
            <text:p>0.21361112594604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9000" calcext:value-type="float">
            <text:p>9000</text:p>
          </table:table-cell>
          <table:table-cell table:style-name="ce3" office:value-type="string" calcext:value-type="string">
            <text:p>GPU</text:p>
          </table:table-cell>
          <table:table-cell table:style-name="ce11" office:value-type="float" office:value="72000" calcext:value-type="float">
            <text:p>72000</text:p>
          </table:table-cell>
          <table:table-cell table:style-name="ce11" office:value-type="float" office:value="36000" calcext:value-type="float">
            <text:p>36000</text:p>
          </table:table-cell>
          <table:table-cell table:style-name="ce11" office:value-type="float" office:value="0.25373101234436" calcext:value-type="float">
            <text:p>0.25373101234436</text:p>
          </table:table-cell>
          <table:table-cell table:style-name="ce11" office:value-type="float" office:value="0.0087744" calcext:value-type="float">
            <text:p>0.0087744</text:p>
          </table:table-cell>
          <table:table-cell table:style-name="ce11" office:value-type="float" office:value="0.24495661234436" calcext:value-type="float">
            <text:p>0.24495661234436</text:p>
          </table:table-cell>
          <table:table-cell/>
          <table:table-cell office:value-type="float" office:value="0.25373101234436" calcext:value-type="float">
            <text:p>0.25373101234436</text:p>
          </table:table-cell>
          <table:table-cell table:number-columns-repeated="9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9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GSiz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putBytes</text:p>
          </table:table-cell>
          <table:table-cell table:style-name="ce1" office:value-type="string" calcext:value-type="string">
            <text:p>OutputBytes</text:p>
          </table:table-cell>
          <table:table-cell table:style-name="ce1" office:value-type="string" calcext:value-type="string">
            <text:p>HostcodeTimeMean</text:p>
          </table:table-cell>
          <table:table-cell table:style-name="ce16" office:value-type="string" calcext:value-type="string">
            <text:p>DeviceTimeMean</text:p>
          </table:table-cell>
          <table:table-cell table:style-name="ce16" office:value-type="string" calcext:value-type="string">
            <text:p>TransferTimeMean</text:p>
          </table:table-cell>
          <table:table-cell table:style-name="ce1" office:value-type="string" calcext:value-type="string">
            <text:p>End_to_End_Time</text:p>
          </table:table-cell>
          <table:table-cell table:style-name="ce16" office:value-type="string" calcext:value-type="string">
            <text:p>devicetransfer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style-name="ce13" office:value-type="float" office:value="8008" calcext:value-type="float">
            <text:p>8008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office:value-type="float" office:value="0.202962160110474" calcext:value-type="float">
            <text:p>0.202962160110474</text:p>
          </table:table-cell>
          <table:table-cell table:style-name="ce13" office:value-type="float" office:value="0.0963491" calcext:value-type="float">
            <text:p>0.0963491</text:p>
          </table:table-cell>
          <table:table-cell table:style-name="ce13" office:value-type="float" office:value="0.106613060110474" calcext:value-type="float">
            <text:p>0.106613060110474</text:p>
          </table:table-cell>
          <table:table-cell/>
          <table:table-cell office:value-type="float" office:value="0.202962160110473" calcext:value-type="float">
            <text:p>0.20296216011047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PrefixSum-group_prefixSum.l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float" office:value="4008" calcext:value-type="float">
            <text:p>40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315308570861816" calcext:value-type="float">
            <text:p>0.315308570861816</text:p>
          </table:table-cell>
          <table:table-cell table:style-name="ce2" office:value-type="float" office:value="0.01062112" calcext:value-type="float">
            <text:p>0.01062112</text:p>
          </table:table-cell>
          <table:table-cell table:style-name="ce2" office:value-type="float" office:value="0.304687450861816" calcext:value-type="float">
            <text:p>0.304687450861816</text:p>
          </table:table-cell>
          <table:table-cell table:style-name="ce2" office:value-type="float" office:value="0.453861765319824" calcext:value-type="float">
            <text:p>0.453861765319824</text:p>
          </table:table-cell>
          <table:table-cell table:style-name="ce2" table:formula="of:=[.G43]+[.H43]" office:value-type="float" office:value="0.315308570861816" calcext:value-type="float">
            <text:p>0.315308570861816</text:p>
          </table:table-cell>
          <table:table-cell table:style-name="ce9" table:number-columns-repeated="9"/>
        </table:table-row>
        <table:table-row table:style-name="ro1">
          <table:table-cell table:style-name="ce3" office:value-type="string" calcext:value-type="string">
            <text:p>amd-app-sdk-3.0-PrefixSum-group_prefixSum.l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float" office:value="4008" calcext:value-type="float">
            <text:p>4008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0.173559188842773" calcext:value-type="float">
            <text:p>0.173559188842773</text:p>
          </table:table-cell>
          <table:table-cell table:style-name="ce3" office:value-type="float" office:value="0.08517184" calcext:value-type="float">
            <text:p>0.08517184</text:p>
          </table:table-cell>
          <table:table-cell table:style-name="ce3" office:value-type="float" office:value="0.088387348842774" calcext:value-type="float">
            <text:p>0.088387348842774</text:p>
          </table:table-cell>
          <table:table-cell table:style-name="ce3" office:value-type="float" office:value="0.331585136413575" calcext:value-type="float">
            <text:p>0.331585136413575</text:p>
          </table:table-cell>
          <table:table-cell table:style-name="ce3" table:formula="of:=[.G44]+[.H44]" office:value-type="float" office:value="0.173559188842774" calcext:value-type="float">
            <text:p>0.173559188842774</text:p>
          </table:table-cell>
          <table:table-cell table:style-name="ce9" table:number-columns-repeated="9"/>
        </table:table-row>
        <table:table-row table:style-name="ro1">
          <table:table-cell/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GPU</text:p>
          </table:table-cell>
          <table:table-cell table:style-name="ce11" office:value-type="float" office:value="8008" calcext:value-type="float">
            <text:p>8008</text:p>
          </table:table-cell>
          <table:table-cell table:style-name="ce11" office:value-type="float" office:value="8000" calcext:value-type="float">
            <text:p>8000</text:p>
          </table:table-cell>
          <table:table-cell table:style-name="ce11" office:value-type="float" office:value="0.303020477294922" calcext:value-type="float">
            <text:p>0.303020477294922</text:p>
          </table:table-cell>
          <table:table-cell table:style-name="ce11" office:value-type="float" office:value="0.0107611199999999" calcext:value-type="float">
            <text:p>0.01076112</text:p>
          </table:table-cell>
          <table:table-cell table:style-name="ce11" office:value-type="float" office:value="0.292259357294922" calcext:value-type="float">
            <text:p>0.292259357294922</text:p>
          </table:table-cell>
          <table:table-cell/>
          <table:table-cell table:style-name="ce20" office:value-type="float" office:value="0.303020477294922" calcext:value-type="float">
            <text:p>0.303020477294922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GSiz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putBytes</text:p>
          </table:table-cell>
          <table:table-cell table:style-name="ce1" office:value-type="string" calcext:value-type="string">
            <text:p>OutputBytes</text:p>
          </table:table-cell>
          <table:table-cell table:style-name="ce1" office:value-type="string" calcext:value-type="string">
            <text:p>HostcodeTimeMean</text:p>
          </table:table-cell>
          <table:table-cell table:style-name="ce16" office:value-type="string" calcext:value-type="string">
            <text:p>DeviceTimeMean</text:p>
          </table:table-cell>
          <table:table-cell table:style-name="ce16" office:value-type="string" calcext:value-type="string">
            <text:p>TransferTimeMean</text:p>
          </table:table-cell>
          <table:table-cell table:style-name="ce1" office:value-type="string" calcext:value-type="string">
            <text:p>End_to_End_Time</text:p>
          </table:table-cell>
          <table:table-cell table:style-name="ce16" office:value-type="string" calcext:value-type="string">
            <text:p>devicetransfer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float" office:value="0.168842077255249" calcext:value-type="float">
            <text:p>0.168842077255249</text:p>
          </table:table-cell>
          <table:table-cell office:value-type="float" office:value="0.081461225" calcext:value-type="float">
            <text:p>0.081461225</text:p>
          </table:table-cell>
          <table:table-cell office:value-type="float" office:value="0.087380852255249" calcext:value-type="float">
            <text:p>0.087380852255249</text:p>
          </table:table-cell>
          <table:table-cell/>
          <table:table-cell table:style-name="ce20" office:value-type="float" office:value="0.168842077255249" calcext:value-type="float">
            <text:p>0.16884207725524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md-app-sdk-3.0-Reduction-reduce.ll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CPU</text:p>
          </table:table-cell>
          <table:table-cell table:number-columns-repeated="2" table:style-name="ce13" office:value-type="float" office:value="16000" calcext:value-type="float">
            <text:p>16000</text:p>
          </table:table-cell>
          <table:table-cell table:style-name="ce13" office:value-type="float" office:value="0.278632640838623" calcext:value-type="float">
            <text:p>0.278632640838623</text:p>
          </table:table-cell>
          <table:table-cell table:style-name="ce13" office:value-type="float" office:value="0.00975904" calcext:value-type="float">
            <text:p>0.00975904</text:p>
          </table:table-cell>
          <table:table-cell table:style-name="ce13" office:value-type="float" office:value="0.268873600838623" calcext:value-type="float">
            <text:p>0.268873600838623</text:p>
          </table:table-cell>
          <table:table-cell table:style-name="ce13" office:value-type="float" office:value="0.470328647277832" calcext:value-type="float">
            <text:p>0.470328647277832</text:p>
          </table:table-cell>
          <table:table-cell table:style-name="ce2" table:formula="of:=[.G51]+[.H51]" office:value-type="float" office:value="0.278632640838623" calcext:value-type="float">
            <text:p>0.278632640838623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amd-app-sdk-3.0-Reduction-reduce.ll</text:p>
          </table:table-cell>
          <table:table-cell table:style-name="ce10" office:value-type="string" calcext:value-type="string" table:number-columns-spanned="9" table:number-rows-spanned="1">
            <text:p>NO GPU from Sotiris</text:p>
          </table:table-cell>
          <table:covered-table-cell table:number-columns-repeated="7" table:style-name="ce12"/>
          <table:covered-table-cell table:style-name="ce21"/>
          <table:table-cell table:number-columns-repeated="9"/>
        </table:table-row>
        <table:table-row table:style-name="ro1">
          <table:table-cell/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GPU</text:p>
          </table:table-cell>
          <table:table-cell table:number-columns-repeated="2" table:style-name="ce11" office:value-type="float" office:value="32000" calcext:value-type="float">
            <text:p>32000</text:p>
          </table:table-cell>
          <table:table-cell table:style-name="ce11" office:value-type="float" office:value="0.240761041641235" calcext:value-type="float">
            <text:p>0.240761041641235</text:p>
          </table:table-cell>
          <table:table-cell table:style-name="ce11" office:value-type="float" office:value="0.0101801599999999" calcext:value-type="float">
            <text:p>0.01018016</text:p>
          </table:table-cell>
          <table:table-cell table:style-name="ce11" office:value-type="float" office:value="0.230580881641235" calcext:value-type="float">
            <text:p>0.230580881641235</text:p>
          </table:table-cell>
          <table:table-cell/>
          <table:table-cell table:style-name="ce20" office:value-type="float" office:value="0.240761041641235" calcext:value-type="float">
            <text:p>0.240761041641235</text:p>
          </table:table-cell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ce5"/>
          <table:table-cell table:number-columns-repeated="9"/>
        </table:table-row>
        <table:table-row table:style-name="ro1">
          <table:table-cell table:style-name="ce8" table:number-columns-repeated="6"/>
          <table:table-cell table:style-name="ce17" table:number-columns-repeated="2"/>
          <table:table-cell table:style-name="ce8"/>
          <table:table-cell table:style-name="ce17"/>
          <table:table-cell table:style-name="ce5"/>
          <table:table-cell table:number-columns-repeated="8"/>
        </table:table-row>
        <table:table-row table:style-name="ro1">
          <table:table-cell table:style-name="ce6"/>
          <table:table-cell table:style-name="ce5" table:number-columns-repeated="10"/>
          <table:table-cell table:number-columns-repeated="8"/>
        </table:table-row>
        <table:table-row table:style-name="ro1">
          <table:table-cell table:style-name="ce9"/>
          <table:table-cell table:number-columns-repeated="8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ce9" table:number-columns-repeated="2"/>
          <table:table-cell/>
          <table:table-cell table:style-name="ce9"/>
          <table:table-cell table:number-columns-repeated="9"/>
        </table:table-row>
        <table:table-row table:style-name="ro1">
          <table:table-cell table:number-columns-repeated="6"/>
          <table:table-cell table:style-name="ce9" table:number-columns-repeated="2"/>
          <table:table-cell/>
          <table:table-cell table:style-name="ce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3T14:37:58.238923825</meta:creation-date>
    <dc:date>2023-06-13T21:12:03.032638294</dc:date>
    <meta:editing-duration>PT3H23M19S</meta:editing-duration>
    <meta:editing-cycles>59</meta:editing-cycles>
    <meta:generator>LibreOffice/6.4.7.2$Linux_X86_64 LibreOffice_project/40$Build-2</meta:generator>
    <meta:document-statistic meta:table-count="1" meta:cell-count="322" meta:object-count="1"/>
  </office:meta>
</office:document-meta>
</file>